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  <style:font-face style:name="TeX Gyre Pagella" svg:font-family="'TeX Gyre Pagella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49cm" fo:min-width="0.499cm" fo:padding-top="0.134cm" fo:padding-bottom="0.134cm" fo:padding-left="0.259cm" fo:padding-right="0.259cm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481cm" fo:padding-top="0.134cm" fo:padding-bottom="0.134cm" fo:padding-left="0.259cm" fo:padding-right="0.259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12cm" fo:min-width="0.562cm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631cm" fo:padding-top="0.134cm" fo:padding-bottom="0.134cm" fo:padding-left="0.259cm" fo:padding-right="0.259cm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width="0.035cm" svg:stroke-color="#2a6099" draw:marker-start-width="0.251cm" draw:marker-end-width="0.251cm" svg:stroke-linecap="butt" draw:fill="none" draw:textarea-vertical-align="middle" fo:padding-top="0.141cm" fo:padding-bottom="0.141cm" fo:padding-left="0.266cm" fo:padding-right="0.266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731cm" fo:padding-top="0.134cm" fo:padding-bottom="0.134cm" fo:padding-left="0.259cm" fo:padding-right="0.259cm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3.231cm" fo:padding-top="0.134cm" fo:padding-bottom="0.134cm" fo:padding-left="0.259cm" fo:padding-right="0.2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3" style:family="paragraph">
      <loext:graphic-properties draw:fill="none"/>
      <style:paragraph-properties fo:text-align="center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P5" style:family="paragraph">
      <loext:graphic-properties draw:fill="none"/>
      <style:paragraph-properties fo:text-align="center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P6" style:family="paragraph">
      <style:paragraph-properties fo:text-align="center"/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="none"/>
      <style:paragraph-properties fo:text-align="center"/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Berenis ADF Pro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LM Roman Unslanted 10"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font-name="LM Roman Unslanted 10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2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1.1cm" svg:x2="12.6cm" svg:y2="10.7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3cm" svg:y1="11.1cm" svg:x2="15.8cm" svg:y2="11.1cm">
          <text:p/>
        </draw:line>
        <draw:line draw:style-name="gr8" draw:text-style-name="P1" draw:layer="layout" svg:x1="12.85cm" svg:y1="10.6cm" svg:x2="15.25cm" svg:y2="9.2cm">
          <text:p/>
        </draw:line>
        <draw:line draw:style-name="gr9" draw:text-style-name="P1" draw:layer="layout" svg:x1="10.5cm" svg:y1="9.85cm" svg:x2="11.95cm" svg:y2="11cm">
          <text:p/>
        </draw:line>
        <draw:custom-shape draw:style-name="gr10" draw:text-style-name="P7" draw:layer="layout" svg:width="1.249cm" svg:height="0.999cm" svg:x="13.751cm" svg:y="10.101cm">
          <text:p text:style-name="P6"><text:span text:style-name="T3">θ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49cm" svg:height="0.999cm" svg:x="8.25cm" svg:y="8.601cm">
          <text:p text:style-name="P6"><text:span text:style-name="T4">(</text:span><text:span text:style-name="T5">x,y</text:span><text:span text:style-name="T4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  <style:font-face style:name="TeX Gyre Pagella" svg:font-family="'TeX Gyre Pagel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15:56.239268366</meta:creation-date>
    <dc:date>2024-10-18T16:06:13.515773588</dc:date>
    <meta:editing-duration>PT39M6S</meta:editing-duration>
    <meta:editing-cycles>8</meta:editing-cycles>
    <meta:generator>LibreOffice/24.2.6.2$Linux_X86_64 LibreOffice_project/420$Build-2</meta:generator>
    <meta:document-statistic meta:object-count="12"/>
  </office:meta>
</office:document-meta>
</file>